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4"/>
    <style:style style:name="P6" style:family="paragraph" style:parent-style-name="Text_20_body" style:list-style-name="L5"/>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font-weight-asian="normal"/>
    </style:style>
    <style:style style:name="T6" style:family="text">
      <style:text-properties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ding Conventions</text:h>
      <text:p text:style-name="P7"/>
      <text:p text:style-name="P3">General:</text:p>
      <text:p text:style-name="Text_20_body">Use CamelCase naming for all identifiers if not specified otherwise. Only full words are "camel cased". Abbreviations are written in capital letters. Examples: UserID (not UserId), Database (not DataBase).</text:p>
      <text:p text:style-name="Text_20_body"/>
      <text:p text:style-name="Text_20_body"><text:span text:style-name="T1">Files</text:span>:</text:p>
      <text:p text:style-name="Text_20_body">All source code files should be named after the main class / struct / interface or other structure which they contain. Additional extensions like "User.Mapping.cs" and "User.Logic.cs" are used to name files in partial classes. (only C#) </text:p>
      <text:p text:style-name="Text_20_body">Perfer small source code files with only one main item defined in it. If possible even enumerations are kept in seperate files.</text:p>
      <text:p text:style-name="Text_20_body"/>
      <text:p text:style-name="P3">Assemblies:</text:p>
      <text:p text:style-name="Text_20_body">Microsoft assemblies are named after the main namespace (company or solution name) followed by the name of the project to which they belong. This is according to Microsoft .NET Best Practices. </text:p>
      <text:p text:style-name="Text_20_body">In Java all packages should be URIs starting with a domain name and followed by the project name as above. </text:p>
      <text:p text:style-name="Text_20_body">All assemblies should be signed with a strong name for commercial releases. </text:p>
      <text:p text:style-name="Text_20_body"/>
      <text:p text:style-name="P3">Namespaces:</text:p>
      <text:p text:style-name="Text_20_body">Namespaces work the same way as above. Always set the root namespace to the company or solution name followed by the name of the project you are working on. </text:p>
      <text:p text:style-name="Text_20_body"/>
      <text:p text:style-name="P3">Classes:</text:p>
      <text:p text:style-name="Text_20_body">Classes, interfaces, structs and other structures should always be named with a meaningfull name in order to allow easy understanding of <text:s/>code. Avoid building a collection of "Manager" classes ("UserManager", "RightsManager", "AuthorizationManager") without clearly delimited functionalities (For a method UserManager.CreateAuthorization nobody can decide on the first glance what it will really do). This is a relict from functional programming. Instead use classes to model the real world (like "User" and "Permission") and put methods where they semantically belong. (e. g. for Permission.Grant or User.Create it is very obvious what these methods will do)</text:p>
      <text:p text:style-name="Text_20_body">In C# use regions to organize your code. On the top level, group code mainly by the type of constructs (e. g. Constructors, Properties, Events, Delegates, Class Variables, Methods) and not by "topics" or access modifiers. In a team agree upon a top level structure and a concept for the subsequent levels (like grouping by access modifiers or topics) and see it through for all files larger than screen size.</text:p>
      <text:p text:style-name="Text_20_body">If possible, group implemenetations of specific interfaces or abstract classes into a new subfolder and postfix the name with the name of the interface / abstract class (without the 'I' for interfaces).</text:p>
      <text:p text:style-name="Text_20_body">Example: for an interface “IEvent”: All classes that only implement that single interface (so they are primarily there to provide different implementations of a certain pattern) should be put into a subfolder “Events” and be named accordingly (e. g. “UnaryEvent”, "BinaryEvent" and so on).</text:p>
      <text:p text:style-name="Text_20_body"><text:soft-page-break/>When implementing multiple interfaces, sort the regions by the inheritance level if applicable. Assuming you have an "interface IBasic" and "interface IExtended : IBasic" and a class which implements these: The region "Properties" should contain a region "IBasic" containing implementations of the IBasic properties followed by a region IExtended. The same goes for the "Methods" and "Events" regions.</text:p>
      <text:p text:style-name="Text_20_body">Always seal classes that are not to be derived from furthermore.</text:p>
      <text:p text:style-name="Text_20_body">If the class is only a functional module make it static to disallow instantiation. (not possible in Java) If there is only a single instance at any time consider using a Singleton design pattern. But be careful with singleton design patterns: most of them can not really guarantee that only one instance will be possible (e. g. some do not consider multithreading).</text:p>
      <text:p text:style-name="Text_20_body">Avoid huge class files (longer than ~1000 lines of code or ~2000 with comments). If grouping into regions becomes difficult consider breaking it up into partial classes.</text:p>
      <text:p text:style-name="Text_20_body"/>
      <text:p text:style-name="P3">Interfaces:</text:p>
      <text:p text:style-name="Text_20_body">Interfaces use the same CamelCase naming convention as all other identifiers prefixed by a capital letter 'I'. If possible, interfaces should be centered on only one concept. (e. g. IComparable, IEquatable and IClonable, not IclonableEquatableComparable) If an interface is bigger than one page of text, consider breaking it up in multiple interfaces.</text:p>
      <text:p text:style-name="Text_20_body"/>
      <text:p text:style-name="P3">Structs: <text:span text:style-name="T3">(only C#)</text:span></text:p>
      <text:p text:style-name="Text_20_body">The same guidelines as for classes apply. Consider implementing a valuetype (struct in C#) whenever a class has a maximum of 32 bytes of data (MSIL code). This can dramatically improve performance, but remember that you are using pass by value with value types and not by references.</text:p>
      <text:p text:style-name="Text_20_body"/>
      <text:p text:style-name="P3">Enumerations:</text:p>
      <text:p text:style-name="Text_20_body">For all enumerated constants define an enum with an a meaningfull name. Values should also have meaningful names. Never change the order of enumeration members after they have been commited for the first time! If possible avoid enumerations and use static readonly / const instances.</text:p>
      <text:p text:style-name="Text_20_body"/>
      <text:p text:style-name="P3">Generics:</text:p>
      <text:p text:style-name="Text_20_body">Contrary to what Microsoft defines in their best practices documents use meaningful CamelCase names also for type parameters and not the short “T, K” etc. names that Microsoft recommends. Especially if there is more than one type parameter or if it is not completely free and self-explaining. </text:p>
      <text:p text:style-name="Text_20_body">Avoid deeply nested generics. </text:p>
      <text:p text:style-name="Text_20_body">Try to stay away from uses of the “Object” base class as much as possible. This is only mandated when dealing with reflection or other low level services. Always try to use Generic classes / methods instead where possible, since they improve type safety thus reducing errors in your programs. Also note that your code will get a lot shorter since you can leave out many casts and checks for the correctness of those casts. </text:p>
      <text:p text:style-name="Text_20_body">Also when dealing with value types performance gains (only C#) in the 1000 % area can be obtained (try using an ArrayList with integers and compare its performance to a List&lt;int&gt;: Since no boxing / unboxing has to occur anymore the performance is much better).</text:p>
      <text:p text:style-name="Text_20_body"/>
      <text:p text:style-name="P3"><text:soft-page-break/>Delegates: <text:span text:style-name="T3">(only C#)</text:span></text:p>
      <text:p text:style-name="Text_20_body">Try to define delegate types as public members of classes that use them. Only define them at namespace scope when not possible otherwise (e.g. when being used by an interface). In this case create a code file with only the delegates and name it "Delegates". Do not add namespace-level delegates to an existing code file.</text:p>
      <text:p text:style-name="Text_20_body"/>
      <text:p text:style-name="P3">Methods:</text:p>
      <text:p text:style-name="Text_20_body">Camelcase with meaningful names. Parameter names should also have meaningful names and start with a lower case letter followed by CamelCasing. If you run into a conflict between a parameter name and a field or property name remember that you can name them both the same and differ the field name by prefixing it using the keyword "this" (e. G, this.myField = myField;). In static classes where this is not possible use the prefix "local" in case of a name conflict.</text:p>
      <text:p text:style-name="Text_20_body">For virtual methods do not forget to mention in the comments if overriding methods must or should call the base method and if they do, what will happen. Sometimes it is also important when the base method is called (beginning or end of the overriden method).</text:p>
      <text:p text:style-name="Text_20_body">Avoid long methods. If a method doesn't fit on your screen anymode, you should break it up into multiple methods.</text:p>
      <text:p text:style-name="Text_20_body"/>
      <text:p text:style-name="P3">Constructors:</text:p>
      <text:p text:style-name="Text_20_body">Always define constructors to initialize a class. They can also be protected if the class is abstract so to only allow derived classes to call it.</text:p>
      <text:p text:style-name="Text_20_body">Remember that you can use the “this” and “base” keywords to access other constructors. If your class can be derived from do not forget to mention in the comments if derived classes must call the base constructor for certain initialization steps.</text:p>
      <text:p text:style-name="Text_20_body"/>
      <text:p text:style-name="P3">Properties:</text:p>
      <text:p text:style-name="Text_20_body">For external data access always use properties or indexers since they don't break encapsulation. In Java always use the "get" and "set" prefixes for getter and setter methods. In C# use methods instead of properties if long or complex operations are involved in the "get" or "set" process.</text:p>
      <text:p text:style-name="Text_20_body">Give properties meaningful names. If the property wraps a local variable, give it the same name as the underlying variable differing by a prefix like my or "_" (underscore). You may also decide differing only by case but this breaks CLS compliancy and makes the property unusable in some other languages.</text:p>
      <text:p text:style-name="Text_20_body"/>
      <text:p text:style-name="P3">Events: <text:span text:style-name="T3">(only C#)</text:span></text:p>
      <text:p text:style-name="Text_20_body">Events are most often defined as public members of a class. They get normal CamelCase names.</text:p>
      <text:p text:style-name="Text_20_body">When you define an event you should name it after the logical event that it fires upon (e. g. “Load” or “Click”).</text:p>
      <text:p text:style-name="Text_20_body">To fire the event itself you should wrap it into a method which is protected and virtual with the “On” prefix. This is according to Microsoft Guidelines and helps when you need to reimplement or refactor a system.</text:p>
      <text:p text:style-name="Text_20_body"/>
      <text:p text:style-name="P3">Fields:</text:p>
      <text:p text:style-name="Text_20_body"><text:soft-page-break/>Never use public fields except in structs. Fields are named starting with a lower case letter followed by CamelCasing. </text:p>
      <text:p text:style-name="Text_20_body"/>
      <text:p text:style-name="Text_20_body"><text:span text:style-name="T1">Operator Overloading:</text:span> (only C#)</text:p>
      <text:p text:style-name="Text_20_body">When overloading operators, wrap the methods into a region "oper" or "Operators" at the top level and indicate the use of operator overloading in the class comment.</text:p>
      <text:p text:style-name="Text_20_body"/>
      <text:p text:style-name="P3">Reflection:</text:p>
      <text:p text:style-name="Text_20_body">Reflection is a very powerful tool but it is also relatively slow. So do not use reflection just to find implementations of an internal interface when you coud also keep them in a dictionary instead.</text:p>
      <text:p text:style-name="Text_20_body"/>
      <text:p text:style-name="P3">Lambda Expressions:</text:p>
      <text:p text:style-name="Text_20_body">Avoid complicated and large lambda expressions. Remember that a method larger than your screen is considered to be too big. If a lambda expression doesn't fit in one line inside the character width of your screen, consider making it a class method instead.</text:p>
      <text:p text:style-name="Text_20_body"/>
      <text:p text:style-name="P3">Optional Parameters:</text:p>
      <text:p text:style-name="Text_20_body">Try to avoid creating methods or constructors with optional parameters if you do not have unambiguous default values. If the default value is not a constant and you set it to null or some constant and let the method replace it with some instance if no other value is provided, document this in the method comments. Example: </text:p>
      <text:p text:style-name="Text_20_body">public SimpleEntity(string name = null) </text:p>
      <text:p text:style-name="Text_20_body">{ </text:p>
      <text:p text:style-name="Text_20_body"><text:tab/>if(string.IsNullOrEmpty(name)) this.name = (instanceCounter++).ToString();</text:p>
      <text:p text:style-name="Text_20_body">}</text:p>
      <text:p text:style-name="Text_20_body">For this method you must point out in the comment that an empty name will be replaced by some auto-incrementing number, otherwise the user might try to create an instance with the name "" (empty string) and will not be able to find it again.</text:p>
      <text:p text:style-name="Text_20_body"/>
      <text:p text:style-name="P3">New Paradigms and Constructs:</text:p>
      <text:p text:style-name="Text_20_body">Often when a new language feature is introduces programmers tend to overuse it. If new features are made available, try to fully understand them before you use them. Always weigh the advantages of the new feature against the readability and understandability of the code. Do not create "job security antipatterns". In a software development company this may well cost you the job.</text:p>
      <text:p text:style-name="Text_20_body"/>
      <text:p text:style-name="P3">Inheritance:</text:p>
      <text:p text:style-name="Text_20_body">Never use protected class variables. Allowing this from the language is a flaw that breaks encapsulation. If you need that behaviour define a private field and let derived classes access it using a protected property.</text:p>
      <text:p text:style-name="Text_20_body">If you provide several interchangable implementations of an interface consider introducing an abstract class that implements the basic behaviour of the interface while offering sufficient extension points to customize it. This leads to less code duplication and still allows to completely <text:soft-page-break/>redefine an implementation should you need to do so.</text:p>
      <text:p text:style-name="Text_20_body">In C# consider grouping together override or shadowed methods (with the override or new keywords) into a common region on a high level to be able to find them quickly. Be extremely careful with shadowing (avoid it if possible) and document such cases thoroughly.</text:p>
      <text:p text:style-name="Text_20_body"/>
      <text:p text:style-name="P3">Resource Management:</text:p>
      <text:p text:style-name="Text_20_body">If your class holds onto unmanaged resources implement the IDisposable interface on it.</text:p>
      <text:p text:style-name="Text_20_body">This helps as you can release the resources when needed to conserve resources. Also consider using the “using” idom to automatically release resources for classes that implement IDisposable in all circumstances including unhandled exceptions.</text:p>
      <text:p text:style-name="Text_20_body">For normal (file) resources use a "Resources" directory in the project folder.</text:p>
      <text:p text:style-name="Text_20_body"/>
      <text:p text:style-name="P3">General Project Setup:</text:p>
      <text:p text:style-name="Text_20_body">In the projects code directory create a new repository with the name of the project. The top level directories should be</text:p>
      <text:list xml:id="list20145658" text:style-name="L1">
        <text:list-item>
          <text:p text:style-name="P4">trunk </text:p>
        </text:list-item>
        <text:list-item>
          <text:p text:style-name="P4">branches </text:p>
        </text:list-item>
        <text:list-item>
          <text:p text:style-name="P4">tags </text:p>
        </text:list-item>
      </text:list>
      <text:p text:style-name="Text_20_body">for high level branching/merging of versions. In the trunk directory start with the following directories:</text:p>
      <text:list xml:id="list20175717" text:style-name="L4">
        <text:list-item>
          <text:p text:style-name="P5">data</text:p>
        </text:list-item>
        <text:list-item>
          <text:p text:style-name="P5">source</text:p>
        </text:list-item>
        <text:list-item>
          <text:p text:style-name="P5">design</text:p>
        </text:list-item>
        <text:list-item>
          <text:p text:style-name="P5">binaries</text:p>
        </text:list-item>
        <text:list-item>
          <text:p text:style-name="P5">externals </text:p>
        </text:list-item>
        <text:list-item>
          <text:p text:style-name="P5">dependencies </text:p>
        </text:list-item>
        <text:list-item>
          <text:p text:style-name="P5">documentation </text:p>
        </text:list-item>
      </text:list>
      <text:p text:style-name="Text_20_body">Other big data and image files should not be versioned in a code repository. Only those images and data files which are necessary to build and run the code should be checked in. (Usually in the Resources directory of the respective project)</text:p>
      <text:p text:style-name="Text_20_body">In Source create the solution file for the project. The invidiual project / code files should be created in subdirectories of Source, even if there is only one code project in the solution (yet). </text:p>
      <text:p text:style-name="Text_20_body">Invidiual project / module assemblies and files should have the project name followed by the module name (or even multiple names). All code files should be placed where their namespace points. (in Java this is the only possibility because the package structure, directory structure and namespace structure are the same) Namespaces always contain the Project name and flow logically.</text:p>
      <text:p text:style-name="Text_20_body">Place all binaries that get built into the "binaries" top level directory with appropriate Module / Configuration prefixes (e. g. binaries\MyCompany.MyProject.MyBinaryFile\Debug).</text:p>
      <text:p text:style-name="Text_20_body">Precompiled dependencies live in the Dependencies directory (e. g. 3rd party components). If feasible they can also be imported as SVN vendor branches to achieve a better synchronization with an external project. This should always be done for files that depend on an other project in the same <text:soft-page-break/>company / developer group.</text:p>
      <text:p text:style-name="Text_20_body">If a dependency is used by more than one project and it is a 3rd party dependency it makes sense to create a seperate project for it housing the binaries and / or any changes to the code and its build environment, so that those can be imported as vendor branches into other projects making them appear as internal projects.</text:p>
      <text:p text:style-name="Text_20_body">E. g. the DirectX SDK could live in a Project "DirectX" with its binaries and documentation and then be imported into every dependent project's dependency directory as a vendor branch (even though we can't track DirectX itself as a vendor branch). This way company / developer group wide dependency updates can be handeled easily.</text:p>
      <text:p text:style-name="Text_20_body">The documentation folder should contain reference and manual documentation and in commercial projects also use case and requirment analysis documents.</text:p>
      <text:p text:style-name="Text_20_body">The design folder is meant for UML and other design documents like Enterprise Architect Project Files (use XML storage format for versioning). </text:p>
      <text:p text:style-name="Text_20_body">The data folder is meant for other files. But remember that big databases and other very large files are not meant for versioning in a code repository and should be left out. In those cases versioning / archiving should be done seperately.</text:p>
      <text:p text:style-name="Text_20_body"/>
      <text:p text:style-name="P3">Compiling:</text:p>
      <text:p text:style-name="Text_20_body">For Debug builds always activate Code Analysis, your project should pass that without warnings / errors. Warnings are not there to be switched off. If you ever need to use code which causes a warning, disable the warning only locally and document the case so that others can understand what you did and why you did it. No warnings or errors must exist at build time. Plan your implementation and refactoring operations in small steps so that you can always check in a version that builds at the end of the day. </text:p>
      <text:p text:style-name="Text_20_body"/>
      <text:p text:style-name="P3">Internal Deployment:</text:p>
      <text:p text:style-name="Text_20_body">If possible use a build server. Otherwise follow the steps below:</text:p>
      <text:p text:style-name="Text_20_body">Provide a script in the top level directory that</text:p>
      <text:list xml:id="list20159510" text:style-name="L5">
        <text:list-item>
          <text:p text:style-name="P6">Tags the code with the current revision</text:p>
        </text:list-item>
        <text:list-item>
          <text:p text:style-name="P6">Builds the project </text:p>
        </text:list-item>
        <text:list-item>
          <text:p text:style-name="P6">Builds the documentation </text:p>
        </text:list-item>
        <text:list-item>
          <text:p text:style-name="P6">Builds the data files </text:p>
        </text:list-item>
        <text:list-item>
          <text:p text:style-name="P6">Copies all output (data, documentation, binaries and other required files) into a specified directory making the application runable from there alone (XCOPY deployment) </text:p>
        </text:list-item>
        <text:list-item>
          <text:p text:style-name="P6">Optional: builds an installer for the project</text:p>
        </text:list-item>
        <text:list-item>
          <text:p text:style-name="P6">Optional: releases the project</text:p>
        </text:list-item>
      </text:list>
      <text:p text:style-name="Text_20_body">The script syntax should look like this: "Build d:\target Release Win32". Always make sure your project(s) build cleanly and flawless with that setup.</text:p>
      <text:p text:style-name="Text_20_body">For .NET one can leverage MSBUILD/XNA for those build scripts. Since Visual Studio Solutions and Projects are MSBUILD scripts themselves one can easily include them.</text:p>
      <text:p text:style-name="Text_20_body"/>
      <text:p text:style-name="P3">Documentation:</text:p>
      <text:p text:style-name="P1"><text:soft-page-break/>Generate an XML Documentation file (JavaDoc / NDoc) for every project. Also comment on private and internal items, even though it will not be used in the reference documentation. Do not write trivial comments like "Gets / Sets the SomeInternalField value" for a property. If the property really doesn't do anything else except for wrapping the field, at least describe the purpose of the field. On empty constructors do not only write "empty constructor" but provide information about how the class is initialized if necessary. Otherwise write "no further initialization necessary" or something along those lines.</text:p>
      <text:p text:style-name="P1"/>
      <text:p text:style-name="P2">Testing and Profiling:</text:p>
      <text:p text:style-name="Text_20_body">Always profile your code prior to a release. Use unit tests to cover your code as good as possible and run them every time you want to commit your changes, otherwise you might discover errors only after others have built o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ias Gruber</meta:initial-creator>
    <meta:creation-date>2010-06-19T00:05:18.48</meta:creation-date>
    <meta:document-statistic meta:table-count="0" meta:image-count="0" meta:object-count="0" meta:page-count="7" meta:paragraph-count="114" meta:word-count="2702" meta:character-count="16543"/>
    <dc:date>2010-06-19T00:05:35.75</dc:date>
    <dc:creator>Matthias Gruber</dc:creator>
    <meta:editing-duration>PT00H00M17S</meta:editing-duration>
    <meta:editing-cycles>1</meta:editing-cycles>
    <meta:generator>OpenOffice.org/3.2$Win32 OpenOffice.org_project/320m12$Build-9483</meta:generator>
  </office:meta>
</office:document-meta>
</file>